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ter" svg:font-family="inter" style:font-family-generic="roman" style:font-pitch="variable"/>
    <style:font-face style:name="inter1" svg:font-family="inte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285in"/>
    </style:style>
    <style:style style:name="Table1.B" style:family="table-column">
      <style:table-column-properties style:column-width="2.3556in"/>
    </style:style>
    <style:style style:name="Table1.C" style:family="table-column">
      <style:table-column-properties style:column-width="1.1986in"/>
    </style:style>
    <style:style style:name="Table1.D" style:family="table-column">
      <style:table-column-properties style:column-width="1.5104in"/>
    </style:style>
    <style:style style:name="Table1.A1" style:family="table-cell">
      <style:table-cell-properties style:vertical-align="middle" fo:padding="0.0194in" fo:border="none"/>
    </style:style>
    <style:style style:name="P1" style:family="paragraph" style:parent-style-name="Heading_20_4">
      <style:text-properties officeooo:rsid="001e2499" officeooo:paragraph-rsid="001e2499"/>
    </style:style>
    <style:style style:name="P2" style:family="paragraph" style:parent-style-name="Text_20_body">
      <style:paragraph-properties fo:margin-left="0in" fo:margin-right="0in" fo:text-indent="0in" style:auto-text-indent="false"/>
      <style:text-properties officeooo:rsid="001e2499"/>
    </style:style>
    <style:style style:name="P3" style:family="paragraph" style:parent-style-name="Heading_20_4">
      <style:text-properties officeooo:rsid="001e2499"/>
    </style:style>
    <style:style style:name="P4" style:family="paragraph" style:parent-style-name="Standard">
      <style:text-properties officeooo:rsid="000c343c" officeooo:paragraph-rsid="00090196"/>
    </style:style>
    <style:style style:name="P5" style:family="paragraph" style:parent-style-name="Table_20_Contents">
      <style:text-properties officeooo:rsid="000c343c" officeooo:paragraph-rsid="00161284"/>
    </style:style>
    <style:style style:name="P6" style:family="paragraph" style:parent-style-name="Table_20_Contents">
      <style:text-properties officeooo:rsid="00161284" officeooo:paragraph-rsid="00161284"/>
    </style:style>
    <style:style style:name="P7" style:family="paragraph" style:parent-style-name="Table_20_Contents">
      <style:text-properties officeooo:rsid="00166df3" officeooo:paragraph-rsid="00166df3"/>
    </style:style>
    <style:style style:name="P8" style:family="paragraph" style:parent-style-name="Table_20_Contents">
      <style:text-properties officeooo:paragraph-rsid="00161284"/>
    </style:style>
    <style:style style:name="P9" style:family="paragraph" style:parent-style-name="Table_20_Contents">
      <style:text-properties officeooo:rsid="0017f821" officeooo:paragraph-rsid="0017f821"/>
    </style:style>
    <style:style style:name="P10" style:family="paragraph" style:parent-style-name="Table_20_Contents">
      <style:text-properties officeooo:rsid="000c343c" officeooo:paragraph-rsid="00166df3"/>
    </style:style>
    <style:style style:name="P11" style:family="paragraph" style:parent-style-name="Table_20_Contents">
      <style:text-properties officeooo:rsid="000c343c" officeooo:paragraph-rsid="001870c2"/>
    </style:style>
    <style:style style:name="P12" style:family="paragraph" style:parent-style-name="Table_20_Contents">
      <style:text-properties officeooo:rsid="001870c2" officeooo:paragraph-rsid="001870c2"/>
    </style:style>
    <style:style style:name="P13" style:family="paragraph" style:parent-style-name="Table_20_Contents">
      <style:text-properties officeooo:paragraph-rsid="001909eb"/>
    </style:style>
    <style:style style:name="P14" style:family="paragraph" style:parent-style-name="Table_20_Contents">
      <style:text-properties officeooo:rsid="000c343c" officeooo:paragraph-rsid="001909eb"/>
    </style:style>
    <style:style style:name="P15" style:family="paragraph" style:parent-style-name="Text_20_body">
      <style:text-properties officeooo:rsid="000c343c" officeooo:paragraph-rsid="001909eb"/>
    </style:style>
    <style:style style:name="P16" style:family="paragraph" style:parent-style-name="Text_20_body" style:list-style-name="L1">
      <style:paragraph-properties fo:margin-top="0in" fo:margin-bottom="0in" style:contextual-spacing="false" fo:orphans="0" fo:widows="0"/>
      <style:text-properties officeooo:rsid="000c343c"/>
    </style:style>
    <style:style style:name="P17" style:family="paragraph" style:parent-style-name="Text_20_body" style:list-style-name="L1">
      <style:paragraph-properties fo:orphans="0" fo:widows="0"/>
      <style:text-properties officeooo:rsid="000c343c"/>
    </style:style>
    <style:style style:name="P18" style:family="paragraph" style:parent-style-name="Text_20_body">
      <style:text-properties officeooo:rsid="000c343c" officeooo:paragraph-rsid="001b00a9"/>
    </style:style>
    <style:style style:name="T1" style:family="text">
      <style:text-properties officeooo:rsid="00161284"/>
    </style:style>
    <style:style style:name="T2" style:family="text">
      <style:text-properties officeooo:rsid="00166df3"/>
    </style:style>
    <style:style style:name="T3" style:family="text">
      <style:text-properties officeooo:rsid="0017f821"/>
    </style:style>
    <style:style style:name="T4" style:family="text">
      <style:text-properties officeooo:rsid="000c343c"/>
    </style:style>
    <style:style style:name="T5" style:family="text">
      <style:text-properties officeooo:rsid="001909e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Coverage of Optimization with Evolutionary Algorithms</text:h>
      <text:p text:style-name="P2">The references effectively back the use of elitist genetic algorithms (EGAs) and evolutionary methods for GRN optimization. For instance, studies demonstrate EGAs preserving top solutions in biological systems, with guided variants like GRGA improving efficiency by incorporating gene relationships [<text:a xlink:type="simple" xlink:href="https://arxiv.org/abs/2404.18955" office:target-frame-name="_blank" xlink:show="new" text:style-name="Internet_20_link" text:visited-style-name="Visited_20_Internet_20_Link">https://arxiv.org/abs/2404.18955</text:a>]. Multi-objective approaches, such as NSGA-II, are supported but often in non-biological contexts (e.g., UAV planning or machining), highlighting a potential need for more biology-specific examples [<text:a xlink:type="simple" xlink:href="https://link.springer.com/10.1007/s00500-016-2376-7" office:target-frame-name="_blank" xlink:show="new" text:style-name="Internet_20_link" text:visited-style-name="Visited_20_Internet_20_Link">https://link.springer.com/10.1007/s00500-016-2376-7</text:a>].</text:p>
      <text:h text:style-name="P3" text:outline-level="4">Systems Biology and Mathematical Modeling</text:h>
      <text:p text:style-name="P2">Strong alignment exists for ODE models describing GRN dynamics, including protein/mRNA concentrations over time [<text:a xlink:type="simple" xlink:href="https://pmc.ncbi.nlm.nih.gov/articles/PMC7326199/" office:target-frame-name="_blank" xlink:show="new" text:style-name="Internet_20_link" text:visited-style-name="Visited_20_Internet_20_Link">https://pmc.ncbi.nlm.nih.gov/articles/PMC7326199/</text:a>]. Hill functions for nonlinear regulation and comparisons of stochastic (capturing noise) vs. deterministic (efficient for large scales) models are well-covered, with parameters like Hill coefficients linked to biochemical cooperativity [<text:a xlink:type="simple" xlink:href="https://pubs.acs.org/doi/10.1021/acsomega.4c09418" office:target-frame-name="_blank" xlink:show="new" text:style-name="Internet_20_link" text:visited-style-name="Visited_20_Internet_20_Link">https://pubs.acs.org/doi/10.1021/acsomega.4c09418</text:a>].</text:p>
      <text:h text:style-name="P3" text:outline-level="4">Cellular Engineering and Reprogramming</text:h>
      <text:p text:style-name="P2">References conceptualize reprogramming as transitions between stable attractors, with transcription factors (e.g., SOX9, RUNX2) directing phenotypes [<text:a xlink:type="simple" xlink:href="https://bmcsystbiol.biomedcentral.com/articles/10.1186/1752-0509-7-140" office:target-frame-name="_blank" xlink:show="new" text:style-name="Internet_20_link" text:visited-style-name="Visited_20_Internet_20_Link">https://bmcsystbiol.biomedcentral.com/articles/10.1186/1752-0509-7-140</text:a>]. Applications to chondrogenesis, including neural crest cell differentiation and markers like COL2A1, are supported, aligning with the project's domain [<text:a xlink:type="simple" xlink:href="https://pmc.ncbi.nlm.nih.gov/articles/PMC5294885/" office:target-frame-name="_blank" xlink:show="new" text:style-name="Internet_20_link" text:visited-style-name="Visited_20_Internet_20_Link">https://pmc.ncbi.nlm.nih.gov/articles/PMC5294885/</text:a>].</text:p>
      <text:h text:style-name="P3" text:outline-level="4">Fitness Function and Parameters</text:h>
      <text:p text:style-name="P2">Components like L2 distance for similarity, parsimony penalties, and temporal rewards are substantiated [<text:a xlink:type="simple" xlink:href="https://pmc.ncbi.nlm.nih.gov/articles/PMC6818172/" office:target-frame-name="_blank" xlink:show="new" text:style-name="Internet_20_link" text:visited-style-name="Visited_20_Internet_20_Link">https://pmc.ncbi.nlm.nih.gov/articles/PMC6818172/</text:a>]. Biologically plausible bounds, production/degradation rates, and interaction forces (approximating Hill coefficients) are covered, though exact 3-block parameter structures per TF are inferred rather than directly mirrored [<text:a xlink:type="simple" xlink:href="https://www.semanticscholar.org/paper/0250c7d03eb5d1a2b56d13ea928351531ecfea1e" office:target-frame-name="_blank" xlink:show="new" text:style-name="Internet_20_link" text:visited-style-name="Visited_20_Internet_20_Link">https://www.semanticscholar.org/paper/0250c7d03eb5d1a2b56d13ea928351531ecfea1e</text:a>].</text:p>
      <text:p text:style-name="P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ction</text:p>
            </table:table-cell>
            <table:table-cell table:style-name="Table1.A1" office:value-type="string">
              <text:p text:style-name="Table_20_Heading">Supported Claims</text:p>
            </table:table-cell>
            <table:table-cell table:style-name="Table1.A1" office:value-type="string">
              <text:p text:style-name="Table_20_Heading">Key References</text:p>
            </table:table-cell>
            <table:table-cell table:style-name="Table1.A1" office:value-type="string">
              <text:p text:style-name="Table_20_Heading">Gaps/Noted Issues</text:p>
            </table:table-cell>
          </table:table-row>
        </table:table-header-rows>
        <table:table-row>
          <table:table-cell table:style-name="Table1.A1" office:value-type="string">
            <text:p text:style-name="Table_20_Contents">Optimization with Evolutionary Algorithms</text:p>
          </table:table-cell>
          <table:table-cell table:style-name="Table1.A1" office:value-type="string">
            <text:p text:style-name="Table_20_Contents">EGAs for GRN parameter optimization, guided variants for efficiency</text:p>
          </table:table-cell>
          <table:table-cell table:style-name="Table1.A1" office:value-type="string">
            <text:p text:style-name="Table_20_Contents">[1–3, 9–10]</text:p>
          </table:table-cell>
          <table:table-cell table:style-name="Table1.A1" office:value-type="string">
            <text:p text:style-name="Table_20_Contents">Some non-biological (e.g., [4,7])</text:p>
          </table:table-cell>
        </table:table-row>
        <table:table-row>
          <table:table-cell table:style-name="Table1.A1" office:value-type="string">
            <text:p text:style-name="Table_20_Contents">Multi-Objective in Biology</text:p>
          </table:table-cell>
          <table:table-cell table:style-name="Table1.A1" office:value-type="string">
            <text:p text:style-name="Table_20_Contents">NSGA-II for combining objectives</text:p>
          </table:table-cell>
          <table:table-cell table:style-name="Table1.A1" office:value-type="string">
            <text:p text:style-name="Table_20_Contents">[15]</text:p>
          </table:table-cell>
          <table:table-cell table:style-name="Table1.A1" office:value-type="string">
            <text:p text:style-name="Table_20_Contents">Mostly non-biological applications</text:p>
          </table:table-cell>
        </table:table-row>
        <table:table-row>
          <table:table-cell table:style-name="Table1.A1" office:value-type="string">
            <text:p text:style-name="Table_20_Contents">ODEs in GRNs</text:p>
          </table:table-cell>
          <table:table-cell table:style-name="Table1.A1" office:value-type="string">
            <text:p text:style-name="Table_20_Contents">Quantitative modeling of concentrations over time</text:p>
          </table:table-cell>
          <table:table-cell table:style-name="Table1.A1" office:value-type="string">
            <text:p text:style-name="Table_20_Contents">[18–24]</text:p>
          </table:table-cell>
          <table:table-cell table:style-name="Table1.A1" office:value-type="string">
            <text:p text:style-name="Table_20_Contents">None significant</text:p>
          </table:table-cell>
        </table:table-row>
        <table:table-row>
          <table:table-cell table:style-name="Table1.A1" office:value-type="string">
            <text:p text:style-name="Table_20_Contents">Hill Functions</text:p>
          </table:table-cell>
          <table:table-cell table:style-name="Table1.A1" office:value-type="string">
            <text:p text:style-name="Table_20_Contents">Nonlinear regulation, cooperativity</text:p>
          </table:table-cell>
          <table:table-cell table:style-name="Table1.A1" office:value-type="string">
            <text:p text:style-name="Table_20_Contents">[27–32]</text:p>
          </table:table-cell>
          <table:table-cell table:style-name="Table1.A1" office:value-type="string">
            <text:p text:style-name="Table_20_Contents">Minor retrieval issues</text:p>
          </table:table-cell>
        </table:table-row>
        <table:table-row>
          <table:table-cell table:style-name="Table1.A1" office:value-type="string">
            <text:p text:style-name="Table_20_Contents">Stochastic vs Deterministic</text:p>
          </table:table-cell>
          <table:table-cell table:style-name="Table1.A1" office:value-type="string">
            <text:p text:style-name="Table_20_Contents">Noise capture vs computational efficiency for large scales</text:p>
          </table:table-cell>
          <table:table-cell table:style-name="Table1.A1" office:value-type="string">
            <text:p text:style-name="Table_20_Contents">[33–38]</text:p>
          </table:table-cell>
          <table:table-cell table:style-name="Table1.A1" office:value-type="string">
            <text:p text:style-name="Table_20_Contents">Supports both, no bias</text:p>
          </table:table-cell>
        </table:table-row>
        <table:table-row>
          <table:table-cell table:style-name="Table1.A1" office:value-type="string">
            <text:p text:style-name="Table_20_Contents">Reprogramming</text:p>
          </table:table-cell>
          <table:table-cell table:style-name="Table1.A1" office:value-type="string">
            <text:p text:style-name="Table_20_Contents">Attractor transitions, TF roles</text:p>
          </table:table-cell>
          <table:table-cell table:style-name="Table1.A1" office:value-type="string">
            <text:p text:style-name="Table_20_Contents">[39–41,45–52]</text:p>
          </table:table-cell>
          <table:table-cell table:style-name="Table1.A1" office:value-type="string">
            <text:p text:style-name="Table_20_Contents">Well-covered</text:p>
          </table:table-cell>
        </table:table-row>
        <table:table-row>
          <table:table-cell table:style-name="Table1.A1" office:value-type="string">
            <text:p text:style-name="Table_20_Contents">Fitness Components</text:p>
          </table:table-cell>
          <table:table-cell table:style-name="Table1.A1" office:value-type="string">
            <text:p text:style-name="Table_20_Contents">L2, parsimony, temporal</text:p>
          </table:table-cell>
          <table:table-cell table:style-name="Table1.A1" office:value-type="string">
            <text:p text:style-name="Table_20_Contents">[20,33,36,3,54–<text:soft-page-break/>55]</text:p>
          </table:table-cell>
          <table:table-cell table:style-name="Table1.A1" office:value-type="string">
            <text:p text:style-name="Table_20_Contents">Indirect for exact <text:soft-page-break/>combo</text:p>
          </table:table-cell>
        </table:table-row>
        <table:table-row>
          <table:table-cell table:style-name="Table1.A1" office:value-type="string">
            <text:p text:style-name="Table_20_Contents">Parameters/Restrictions</text:p>
          </table:table-cell>
          <table:table-cell table:style-name="Table1.A1" office:value-type="string">
            <text:p text:style-name="Table_20_Contents">Bounds, rates, interactions</text:p>
          </table:table-cell>
          <table:table-cell table:style-name="Table1.A1" office:value-type="string">
            <text:p text:style-name="Table_20_Contents">[27,3,56–58,28]</text:p>
          </table:table-cell>
          <table:table-cell table:style-name="Table1.A1" office:value-type="string">
            <text:p text:style-name="Table_20_Contents">Inferred for toy model</text:p>
          </table:table-cell>
        </table:table-row>
        <table:table-row>
          <table:table-cell table:style-name="Table1.A1" office:value-type="string">
            <text:p text:style-name="Table_20_Contents">Chondrogenesis Application</text:p>
          </table:table-cell>
          <table:table-cell table:style-name="Table1.A1" office:value-type="string">
            <text:p text:style-name="Table_20_Contents">Networks, markers, neural crest</text:p>
          </table:table-cell>
          <table:table-cell table:style-name="Table1.A1" office:value-type="string">
            <text:p text:style-name="Table_20_Contents">[50,59–68]</text:p>
          </table:table-cell>
          <table:table-cell table:style-name="Table1.A1" office:value-type="string">
            <text:p text:style-name="Table_20_Contents">Direct relevance</text:p>
          </table:table-cell>
        </table:table-row>
      </table:table>
      <text:p text:style-name="P4"/>
      <text:p text:style-name="P5">Optimization with Evolutionary Algorithms [1–3, 9–10]:</text:p>
      <text:p text:style-name="P5"><text:span text:style-name="T1">1. </text:span>http://link.springer.com/10.1007/978-3-319-31204-0_13</text:p>
      <text:p text:style-name="P5"><text:span text:style-name="T1">2. </text:span>https://arxiv.org/abs/2404.18955</text:p>
      <text:p text:style-name="P5"><text:span text:style-name="T1">3. </text:span>https://pmc.ncbi.nlm.nih.gov/articles/PMC4271569/</text:p>
      <text:p text:style-name="P5"><text:span text:style-name="T1">9. </text:span>http://ieeexplore.ieee.org/document/4424974/</text:p>
      <text:p text:style-name="P5"><text:span text:style-name="T1">10. </text:span>https://link.springer.com/10.1007/978-3-540-24854-5_46</text:p>
      <text:p text:style-name="P5"/>
      <text:p text:style-name="P6">{ver}</text:p>
      <text:p text:style-name="P6"><text:span text:style-name="T2">4. </text:span>https://www.mdpi.com/2078-2489/11/12/587/pdf</text:p>
      <text:p text:style-name="P6"><text:span text:style-name="T2">5. </text:span>https://pubs.acs.org/doi/10.1021/acssynbio.4c00860</text:p>
      <text:p text:style-name="P6"><text:span text:style-name="T2">6. </text:span>https://dl.acm.org/doi/10.1145/3517077.3517114</text:p>
      <text:p text:style-name="P6"><text:span text:style-name="T2">7. </text:span>https://www.atlantis-press.com/article/17205</text:p>
      <text:p text:style-name="P6"><text:span text:style-name="T2">8. </text:span>http://link.springer.com/10.1007/s12539-017-0254-3</text:p>
      <text:p text:style-name="P5"><text:span text:style-name="T2">11. </text:span>https://www.tandfonline.com/doi/full/10.1080/0952813X.2021.1960627</text:p>
      <text:p text:style-name="P5"><text:span text:style-name="T2">12. </text:span>https://dl.acm.org/doi/10.1145/3583131.3590435</text:p>
      <text:p text:style-name="P5"><text:span text:style-name="T2">13. </text:span>http://link.springer.com/10.1007/s00500-016-2376-7</text:p>
      <text:p text:style-name="P5"><text:span text:style-name="T2">14. </text:span>http://www.inderscience.com/link.php?id=10014645</text:p>
      <text:p text:style-name="P5"/>
      <text:p text:style-name="P5">Multi-Objective in Biology [15]:</text:p>
      <text:p text:style-name="P5"><text:span text:style-name="T2">15. </text:span>https://arxiv.org/pdf/2302.05519.pdf</text:p>
      <text:p text:style-name="P5"/>
      <text:p text:style-name="P7">{ver}</text:p>
      <text:p text:style-name="P5"><text:span text:style-name="T2">16. </text:span>https://4spepublications.onlinelibrary.wiley.com/doi/10.1002/pen.21165</text:p>
      <text:p text:style-name="P5"><text:span text:style-name="T2">17. </text:span>https://zenodo.org/record/6487417/files/DEB NSGA ORIGINAL.pdf</text:p>
      <text:p text:style-name="P5"/>
      <text:p text:style-name="P5">ODEs in GRNs [18–24]:</text:p>
      <text:p text:style-name="P5"><text:span text:style-name="T2">18. </text:span>https://www.mdpi.com/2075-1680/13/1/61</text:p>
      <text:p text:style-name="P5"><text:span text:style-name="T2">19. </text:span>https://link.springer.com/10.1007/978-1-0716-1816-5_3</text:p>
      <text:p text:style-name="P5"><text:span text:style-name="T2">20. </text:span>https://dx.plos.org/10.1371/journal.pone.0095276</text:p>
      <text:p text:style-name="P5"><text:span text:style-name="T2">21. </text:span>https://pmc.ncbi.nlm.nih.gov/articles/PMC7326199/</text:p>
      <text:p text:style-name="P5"><text:span text:style-name="T2">22. </text:span>https://pmc.ncbi.nlm.nih.gov/articles/PMC10055646/</text:p>
      <text:p text:style-name="P5"><text:span text:style-name="T2">23. </text:span>https://pmc.ncbi.nlm.nih.gov/articles/PMC2922098/</text:p>
      <text:p text:style-name="P5"><text:span text:style-name="T2">24. </text:span>https://pmc.ncbi.nlm.nih.gov/articles/PMC3262295/</text:p>
      <text:p text:style-name="P5"/>
      <text:p text:style-name="P7">{ver}</text:p>
      <text:p text:style-name="P5"><text:span text:style-name="T3">25. </text:span>https://ieeexplore.ieee.org/document/10383993/</text:p>
      <text:p text:style-name="P5"><text:span text:style-name="T3">26. </text:span>http://ieeexplore.ieee.org/document/6095507/</text:p>
      <text:p text:style-name="P5"/>
      <text:p text:style-name="P5">Hill Functions [27–32]:</text:p>
      <text:p text:style-name="P5"><text:span text:style-name="T3">27. </text:span>http://www.liebertpub.com/doi/10.1089/cmb.2007.0029</text:p>
      <text:p text:style-name="P5"><text:span text:style-name="T3">28. </text:span>https://www.semanticscholar.org/paper/0250c7d03eb5d1a2b56d13ea928351531ecfea1e</text:p>
      <text:p text:style-name="P5"><text:span text:style-name="T3">29. </text:span>https://royalsocietypublishing.org/doi/10.1098/rsos.171226</text:p>
      <text:p text:style-name="P5"><text:span text:style-name="T3">30. </text:span>https://arxiv.org/pdf/2403.01702.pdf</text:p>
      <text:p text:style-name="P5"><text:span text:style-name="T3">31. </text:span>https://pubs.acs.org/doi/10.1021/acsomega.4c09418</text:p>
      <text:p text:style-name="P5"><text:soft-page-break/><text:span text:style-name="T3">32. </text:span>https://pmc.ncbi.nlm.nih.gov/articles/PMC12004157/</text:p>
      <text:p text:style-name="P5"/>
      <text:p text:style-name="P5">Stochastic vs Deterministic [33–38]:</text:p>
      <text:p text:style-name="P5"><text:span text:style-name="T3">33. </text:span>https://pmc.ncbi.nlm.nih.gov/articles/PMC2639297/</text:p>
      <text:p text:style-name="P5"><text:span text:style-name="T3">34. </text:span>https://pmc.ncbi.nlm.nih.gov/articles/PMC3528886/</text:p>
      <text:p text:style-name="P8"><text:span text:style-name="T3">35. </text:span><text:span text:style-name="T4">http://www.annexpublishers.com/articles/JCSB/2102-Computing-intrinsic-noise-of-the-genetic-regulation-modeled-by-Hill-functions.pdf</text:span></text:p>
      <text:p text:style-name="P5"><text:span text:style-name="T3">36. </text:span>https://pmc.ncbi.nlm.nih.gov/articles/PMC6818172/</text:p>
      <text:p text:style-name="P5"><text:span text:style-name="T3">37. </text:span>https://pmc.ncbi.nlm.nih.gov/articles/PMC3537721/</text:p>
      <text:p text:style-name="P5"><text:span text:style-name="T3">38. </text:span>https://aip.scitation.org/doi/pdf/10.1063/1.4807733</text:p>
      <text:p text:style-name="P5"/>
      <text:p text:style-name="P5">Reprogramming [39–41,45–52]:</text:p>
      <text:p text:style-name="P5"><text:span text:style-name="T3">39. </text:span>https://bmcsystbiol.biomedcentral.com/articles/10.1186/1752-0509-7-140</text:p>
      <text:p text:style-name="P5"><text:span text:style-name="T3">40. </text:span>https://pmc.ncbi.nlm.nih.gov/articles/PMC5294885/</text:p>
      <text:p text:style-name="P5"><text:span text:style-name="T3">41. </text:span><text:a xlink:type="simple" xlink:href="https://pmc.ncbi.nlm.nih.gov/articles/PMC5326680/" text:style-name="Internet_20_link" text:visited-style-name="Visited_20_Internet_20_Link">https://pmc.ncbi.nlm.nih.gov/articles/PMC5326680/</text:a></text:p>
      <text:p text:style-name="P5"><text:span text:style-name="T3">45. </text:span>https://linkinghub.elsevier.com/retrieve/pii/S0070215321000879</text:p>
      <text:p text:style-name="P5"><text:span text:style-name="T3">46. </text:span>https://www.nature.com/articles/s41467-024-45939-z</text:p>
      <text:p text:style-name="P5"><text:span text:style-name="T3">47. </text:span>http://link.springer.com/10.1007/978-1-4939-9224-9_2</text:p>
      <text:p text:style-name="P5"><text:span text:style-name="T3">48. </text:span>https://pnas.org/doi/10.1073/pnas.2312942121</text:p>
      <text:p text:style-name="P5"><text:span text:style-name="T3">49. </text:span>https://pmc.ncbi.nlm.nih.gov/articles/PMC11049106/</text:p>
      <text:p text:style-name="P5"><text:span text:style-name="T3">50. </text:span>http://biorxiv.org/lookup/doi/10.1101/2022.05.25.493388</text:p>
      <text:p text:style-name="P5"><text:span text:style-name="T3">51. </text:span>https://www.mdpi.com/1422-0067/24/3/2979</text:p>
      <text:p text:style-name="P5"><text:span text:style-name="T3">52. </text:span>https://www.tandfonline.com/doi/full/10.1080/03008207.2016.1183667</text:p>
      <text:p text:style-name="P5"/>
      <text:p text:style-name="P9">{ver}</text:p>
      <text:p text:style-name="P5"><text:span text:style-name="T3">42. </text:span>http://arxiv.org/pdf/2109.04739.pdf</text:p>
      <text:p text:style-name="P5"><text:span text:style-name="T3">43. </text:span>https://pmc.ncbi.nlm.nih.gov/articles/PMC3878265/</text:p>
      <text:p text:style-name="P5"><text:span text:style-name="T3">44. </text:span>http://arxiv.org/pdf/1209.4603.pdf</text:p>
      <text:p text:style-name="P5"/>
      <text:p text:style-name="P5">Fitness Components [20,33,36,3,54–55]:</text:p>
      <text:p text:style-name="P10"><text:span text:style-name="T2">20. </text:span><text:a xlink:type="simple" xlink:href="https://dx.plos.org/10.1371/journal.pone.0095276" text:style-name="Internet_20_link" text:visited-style-name="Visited_20_Internet_20_Link">https://dx.plos.org/10.1371/journal.pone.0095276</text:a></text:p>
      <text:p text:style-name="P11"><text:span text:style-name="T3">33. </text:span><text:a xlink:type="simple" xlink:href="https://pmc.ncbi.nlm.nih.gov/articles/PMC2639297/" text:style-name="Internet_20_link" text:visited-style-name="Visited_20_Internet_20_Link">https://pmc.ncbi.nlm.nih.gov/articles/PMC2639297/</text:a></text:p>
      <text:p text:style-name="P11"><text:span text:style-name="T3">36. </text:span><text:a xlink:type="simple" xlink:href="https://pmc.ncbi.nlm.nih.gov/articles/PMC6818172/" text:style-name="Internet_20_link" text:visited-style-name="Visited_20_Internet_20_Link">https://pmc.ncbi.nlm.nih.gov/articles/PMC6818172/</text:a></text:p>
      <text:p text:style-name="P11"><text:span text:style-name="T1">3. </text:span><text:a xlink:type="simple" xlink:href="https://pmc.ncbi.nlm.nih.gov/articles/PMC4271569/" text:style-name="Internet_20_link" text:visited-style-name="Visited_20_Internet_20_Link">https://pmc.ncbi.nlm.nih.gov/articles/PMC4271569/</text:a></text:p>
      <text:p text:style-name="P11"><text:span text:style-name="T5">54. </text:span>https://pmc.ncbi.nlm.nih.gov/articles/PMC7014945/</text:p>
      <text:p text:style-name="P11"><text:span text:style-name="T5">55. </text:span><text:a xlink:type="simple" xlink:href="https://pmc.ncbi.nlm.nih.gov/articles/PMC11289365/" text:style-name="Internet_20_link" text:visited-style-name="Visited_20_Internet_20_Link">https://pmc.ncbi.nlm.nih.gov/articles/PMC11289365/</text:a></text:p>
      <text:p text:style-name="P12">{ver}</text:p>
      <text:p text:style-name="P11"><text:span text:style-name="T5">53. </text:span>https://pmc.ncbi.nlm.nih.gov/articles/PMC420408/</text:p>
      <text:p text:style-name="P8"/>
      <text:p text:style-name="P13">Parameters/Restrictions [27,3,56–58,28]:</text:p>
      <text:p text:style-name="P14"><text:span text:style-name="T3">27. </text:span>http://www.liebertpub.com/doi/10.1089/cmb.2007.0029</text:p>
      <text:p text:style-name="P14"><text:span text:style-name="T1">3. </text:span><text:a xlink:type="simple" xlink:href="https://pmc.ncbi.nlm.nih.gov/articles/PMC4271569/" text:style-name="Internet_20_link" text:visited-style-name="Visited_20_Internet_20_Link">https://pmc.ncbi.nlm.nih.gov/articles/PMC4271569/</text:a></text:p>
      <text:p text:style-name="P14"><text:span text:style-name="T5">56. </text:span>https://www.liebertpub.com/doi/10.1089/hum.2022.037</text:p>
      <text:p text:style-name="P14"><text:span text:style-name="T5">57. </text:span>http://downloads.hindawi.com/journals/sci/2016/2470351.pdf</text:p>
      <text:p text:style-name="P14"><text:span text:style-name="T5">58. </text:span>https://pmc.ncbi.nlm.nih.gov/articles/PMC5318237/</text:p>
      <text:p text:style-name="P14"><text:span text:style-name="T3">28. </text:span>https://www.semanticscholar.org/paper/0250c7d03eb5d1a2b56d13ea928351531ecfea1e</text:p>
      <text:p text:style-name="P5"/>
      <text:p text:style-name="P14">Chondrogenesis Application [50,59–68]:</text:p>
      <text:p text:style-name="P14"><text:span text:style-name="T3">50. </text:span><text:a xlink:type="simple" xlink:href="http://biorxiv.org/lookup/doi/10.1101/2022.05.25.493388" text:style-name="Internet_20_link" text:visited-style-name="Visited_20_Internet_20_Link">http://biorxiv.org/lookup/doi/10.1101/2022.05.25.493388</text:a></text:p>
      <text:p text:style-name="P14"><text:span text:style-name="T5">59. </text:span>https://academic.oup.com/jbmr/article/26/4/747-760/7598051</text:p>
      <text:p text:style-name="P14"><text:span text:style-name="T5">60. </text:span>https://www.frontiersin.org/articles/10.3389/fendo.2025.1530374/full</text:p>
      <text:p text:style-name="P14">6<text:span text:style-name="T5">1</text:span>. https://www.nature.com/articles/s41467-020-20598-y</text:p>
      <text:p text:style-name="P14"><text:soft-page-break/>6<text:span text:style-name="T5">2</text:span>. https://pmc.ncbi.nlm.nih.gov/articles/PMC5198191/</text:p>
      <text:p text:style-name="P14">6<text:span text:style-name="T5">3</text:span>. https://academic.oup.com/stmcls/advance-article/doi/10.1093/stmcls/sxaf043/8169160</text:p>
      <text:p text:style-name="P14">6<text:span text:style-name="T5">4</text:span>. https://pmc.ncbi.nlm.nih.gov/articles/PMC10069868/</text:p>
      <text:p text:style-name="P14">6<text:span text:style-name="T5">5</text:span>. https://pmc.ncbi.nlm.nih.gov/articles/PMC9664719/</text:p>
      <text:p text:style-name="P14">6<text:span text:style-name="T5">6</text:span>. https://pmc.ncbi.nlm.nih.gov/articles/PMC5738906/</text:p>
      <text:p text:style-name="P14">6<text:span text:style-name="T5">7</text:span>. https://www.nature.com/articles/s41467-023-44121-1</text:p>
      <text:p text:style-name="P14">6<text:span text:style-name="T5">8</text:span>. <text:a xlink:type="simple" xlink:href="https://www.mdpi.com/2673-7426/3/4/61" text:style-name="Internet_20_link" text:visited-style-name="Visited_20_Internet_20_Link">https://www.mdpi.com/2673-7426/3/4/61</text:a></text:p>
      <text:p text:style-name="P14"/>
      <text:p text:style-name="P15"><text:span text:style-name="Strong_20_Emphasis">Key Citations:</text:span></text:p>
      <text:list text:style-name="L1">
        <text:list-item>
          <text:p text:style-name="P16"><text:a xlink:type="simple" xlink:href="https://link.springer.com/10.1007/978-3-319-31204-0_13" office:target-frame-name="_blank" xlink:show="new" text:style-name="Internet_20_link" text:visited-style-name="Visited_20_Internet_20_Link">Application of Evolutionary Algorithms for the Optimization of Genetic Regulatory Networks</text:a> </text:p>
        </text:list-item>
        <text:list-item>
          <text:p text:style-name="P16"><text:a xlink:type="simple" xlink:href="https://arxiv.org/abs/2404.18955" office:target-frame-name="_blank" xlink:show="new" text:style-name="Internet_20_link" text:visited-style-name="Visited_20_Internet_20_Link">GARA: A novel approach to Improve Genetic Algorithms' Accuracy and Efficiency by Utilizing Relationships among Genes</text:a> </text:p>
        </text:list-item>
        <text:list-item>
          <text:p text:style-name="P16"><text:a xlink:type="simple" xlink:href="https://pmc.ncbi.nlm.nih.gov/articles/PMC4271569/" office:target-frame-name="_blank" xlink:show="new" text:style-name="Internet_20_link" text:visited-style-name="Visited_20_Internet_20_Link">Reverse engineering gene regulatory networks: Coupling an optimization algorithm with a parameter identification technique</text:a> </text:p>
        </text:list-item>
        <text:list-item>
          <text:p text:style-name="P16"><text:a xlink:type="simple" xlink:href="https://pmc.ncbi.nlm.nih.gov/articles/PMC7326199/" office:target-frame-name="_blank" xlink:show="new" text:style-name="Internet_20_link" text:visited-style-name="Visited_20_Internet_20_Link">From graph topology to ODE models for gene regulatory networks</text:a> </text:p>
        </text:list-item>
        <text:list-item>
          <text:p text:style-name="P16"><text:a xlink:type="simple" xlink:href="https://pmc.ncbi.nlm.nih.gov/articles/PMC10055646/" office:target-frame-name="_blank" xlink:show="new" text:style-name="Internet_20_link" text:visited-style-name="Visited_20_Internet_20_Link">Biologically informed NeuralODEs for genome-wide regulatory dynamics</text:a> </text:p>
        </text:list-item>
        <text:list-item>
          <text:p text:style-name="P16"><text:a xlink:type="simple" xlink:href="https://pubs.acs.org/doi/10.1021/acsomega.4c09418" office:target-frame-name="_blank" xlink:show="new" text:style-name="Internet_20_link" text:visited-style-name="Visited_20_Internet_20_Link">Relationship between Decimal Hill Coefficient, Intermediate Processes, and Mesoscopic Fluctuations in Gene Expression</text:a> </text:p>
        </text:list-item>
        <text:list-item>
          <text:p text:style-name="P16"><text:a xlink:type="simple" xlink:href="https://bmcsystbiol.biomedcentral.com/articles/10.1186/1752-0509-7-140" office:target-frame-name="_blank" xlink:show="new" text:style-name="Internet_20_link" text:visited-style-name="Visited_20_Internet_20_Link">Detecting cellular reprogramming determinants by differential stability analysis of gene regulatory networks</text:a> </text:p>
        </text:list-item>
        <text:list-item>
          <text:p text:style-name="P17"><text:a xlink:type="simple" xlink:href="https://pmc.ncbi.nlm.nih.gov/articles/PMC5294885/" office:target-frame-name="_blank" xlink:show="new" text:style-name="Internet_20_link" text:visited-style-name="Visited_20_Internet_20_Link">Markov State Models of gene regulatory networks</text:a></text:p>
        </text:list-item>
      </text:list>
      <text:p text:style-name="P18">Uncited references (69–138) include diverse topics (e.g., causal oscillations [127], API optimization [99]), potentially for extension but not essential, as core claims rely on 1–68. No major unsupported aspects; minor gap in biology-specific multi-objective could be addressed by prioritizing primary biological sources<text:bookmark-start text:name="fn69"/>.<text:bookmark-end text:name="fn69"/> </text:p>
      <text:p text:style-name="P18"><text:s text:c="4"/>69. https://ojs.aaai.org/index.php/AIIDE/article/view/12557 </text:p>
      <text:p text:style-name="P18"><text:s text:c="4"/>70. http://link.springer.com/10.1007/s00107-019-01418-7 </text:p>
      <text:p text:style-name="P18"><text:s text:c="4"/>71. https://ieeexplore.ieee.org/document/10080059/ </text:p>
      <text:p text:style-name="P18"><text:s text:c="4"/>72. https://casopisi.junis.ni.ac.rs/index.php/FUMechEng/article/view/12385 </text:p>
      <text:p text:style-name="P18"><text:s text:c="4"/>73. http://link.springer.com/10.1007/s10898-012-9966-4 </text:p>
      <text:p text:style-name="P18"><text:s text:c="4"/>74. https://asmedigitalcollection.asme.org/IMECE/proceedings/IMECE2022/86717/V009T12A011/1157398 </text:p>
      <text:p text:style-name="P18"><text:s text:c="4"/>75. https://arxiv.org/pdf/2309.03318.pdf </text:p>
      <text:p text:style-name="P18"><text:s text:c="4"/>76. https://arxiv.org/pdf/1401.5808.pdf </text:p>
      <text:p text:style-name="P18"><text:s text:c="4"/>77. https://arxiv.org/pdf/1912.03395.pdf </text:p>
      <text:p text:style-name="P18"><text:s text:c="4"/>78. http://ric.zntu.edu.ua/article/download/236439/234953 </text:p>
      <text:p text:style-name="P18"><text:s text:c="4"/>79. https://www.mdpi.com/1099-4300/22/9/967/pdf </text:p>
      <text:p text:style-name="P18"><text:s text:c="4"/>80. https://pmc.ncbi.nlm.nih.gov/articles/PMC7597266/ </text:p>
      <text:p text:style-name="P18"><text:s text:c="4"/>81. https://www.worldscientific.com/doi/abs/10.1142/S0219720007002837 </text:p>
      <text:p text:style-name="P18"><text:soft-page-break/><text:s text:c="4"/>82. https://www.semanticscholar.org/paper/8c4fb6a396346bff349cc3b00d7cbd6ffef755d6 </text:p>
      <text:p text:style-name="P18"><text:s text:c="4"/>83. https://www.semanticscholar.org/paper/d40f54be9c41a6479d0fedf863f3a6ee3720f9e2 </text:p>
      <text:p text:style-name="P18"><text:s text:c="4"/>84. https://onlinelibrary.wiley.com/doi/10.1111/tpj.14940 </text:p>
      <text:p text:style-name="P18"><text:s text:c="4"/>85. https://pmc.ncbi.nlm.nih.gov/articles/PMC5830732/ </text:p>
      <text:p text:style-name="P18"><text:s text:c="4"/>86. https://pmc.ncbi.nlm.nih.gov/articles/PMC9700916/ </text:p>
      <text:p text:style-name="P18"><text:s text:c="4"/>87. http://biorxiv.org/lookup/doi/10.1101/2024.06.12.598666 </text:p>
      <text:p text:style-name="P18"><text:s text:c="4"/>88. http://link.springer.com/10.1007/s00467-009-1368-6 </text:p>
      <text:p text:style-name="P18"><text:s text:c="4"/>89. http://www.spandidos-publications.com/10.3892/etm.2021.10021 </text:p>
      <text:p text:style-name="P18"><text:s text:c="4"/>90. https://elifesciences.org/articles/79925 </text:p>
      <text:p text:style-name="P18"><text:s text:c="4"/>91. https://onlinelibrary.wiley.com/doi/pdfdirect/10.1002/jbmr.271 </text:p>
      <text:p text:style-name="P18"><text:s text:c="4"/>92. https://pmc.ncbi.nlm.nih.gov/articles/PMC1266429/ </text:p>
      <text:p text:style-name="P18"><text:s text:c="4"/>93. https://pmc.ncbi.nlm.nih.gov/articles/PMC3620534/ </text:p>
      <text:p text:style-name="P18"><text:s text:c="4"/>94. https://linkinghub.elsevier.com/retrieve/pii/S0020025516319223 </text:p>
      <text:p text:style-name="P18"><text:s text:c="4"/>95. https://www.semanticscholar.org/paper/ecea1a147633c93fcd0243afad74007d8fb73db2 </text:p>
      <text:p text:style-name="P18"><text:s text:c="4"/>96. https://ieeexplore.ieee.org/document/6890808 </text:p>
      <text:p text:style-name="P18"><text:s text:c="4"/>97. https://www.semanticscholar.org/paper/6b85fdd4ebeccb93af2f27309c807b25c40b1114 </text:p>
      <text:p text:style-name="P18"><text:s text:c="4"/>98. https://www.semanticscholar.org/paper/78260c38e67554ff49086ad2e878dcc4c41a4266 </text:p>
      <text:p text:style-name="P18"><text:s text:c="4"/>99. https://dl.acm.org/doi/10.1145/3583131.3590403 </text:p>
      <text:p text:style-name="P18"><text:s text:c="4"/>100. http://arxiv.org/pdf/1406.7539.pdf </text:p>
      <text:p text:style-name="P18"><text:s text:c="4"/>101. https://arxiv.org/pdf/2404.03996.pdf </text:p>
      <text:p text:style-name="P18"><text:s text:c="4"/>102. http://arxiv.org/pdf/1804.03906.pdf </text:p>
      <text:p text:style-name="P18"><text:s text:c="4"/>103. https://www.mdpi.com/2076-3417/13/17/9870/pdf?version=1693486978 </text:p>
      <text:p text:style-name="P18"><text:s text:c="4"/>104. https://dl.acm.org/doi/pdf/10.1145/3583131.3590496 </text:p>
      <text:p text:style-name="P18"><text:s text:c="4"/>105. https://arxiv.org/pdf/1903.01886.pdf </text:p>
      <text:p text:style-name="P18"><text:s text:c="4"/>106. https://pmc.ncbi.nlm.nih.gov/articles/PMC10716689/ </text:p>
      <text:p text:style-name="P18"><text:s text:c="4"/>107. https://www.mdpi.com/2227-7390/11/17/3681/pdf?version=1693291322 </text:p>
      <text:p text:style-name="P18"><text:s text:c="4"/>108. https://link.springer.com/10.1007/s10867-021-09595-4 </text:p>
      <text:p text:style-name="P18"><text:s text:c="4"/>109. http://link.springer.com/10.1007/978-1-60761-842-3_19 </text:p>
      <text:p text:style-name="P18"><text:s text:c="4"/>110. http://link.springer.com/10.1007/978-3-642-28792-3_29 </text:p>
      <text:p text:style-name="P18"><text:s text:c="4"/>111. https://dl.acm.org/doi/10.1145/1068009.1068084 </text:p>
      <text:p text:style-name="P18"><text:s text:c="4"/>112. http://ieeexplore.ieee.org/document/6622244/ </text:p>
      <text:p text:style-name="P18"><text:s text:c="4"/>113. https://pmc.ncbi.nlm.nih.gov/articles/PMC3483631/ </text:p>
      <text:p text:style-name="P18"><text:soft-page-break/><text:s text:c="4"/>114. http://arxiv.org/pdf/1701.05273.pdf </text:p>
      <text:p text:style-name="P18"><text:s text:c="4"/>115. https://pmc.ncbi.nlm.nih.gov/articles/PMC9805593/ </text:p>
      <text:p text:style-name="P18"><text:s text:c="4"/>116. https://arxiv.org/pdf/2302.05680.pdf </text:p>
      <text:p text:style-name="P18"><text:s text:c="4"/>117. https://pmc.ncbi.nlm.nih.gov/articles/PMC11289685/ </text:p>
      <text:p text:style-name="P18"><text:s text:c="4"/>118. https://academic.oup.com/bib/article/doi/10.1093/bib/bbae361/7724463 </text:p>
      <text:p text:style-name="P18"><text:s text:c="4"/>119. https://pmc.ncbi.nlm.nih.gov/articles/PMC5286517/ </text:p>
      <text:p text:style-name="P18"><text:s text:c="4"/>120. https://pmc.ncbi.nlm.nih.gov/articles/PMC183838/ </text:p>
      <text:p text:style-name="P18"><text:s text:c="4"/>121. https://pmc.ncbi.nlm.nih.gov/articles/PMC2755483/ </text:p>
      <text:p text:style-name="P18"><text:s text:c="4"/>122. https://www.semanticscholar.org/paper/14ab5fee1fe42c7237fa2ca04a4179af8106cdae </text:p>
      <text:p text:style-name="P18"><text:s text:c="4"/>123. https://link.springer.com/10.1007/978-1-61779-400-1_12 </text:p>
      <text:p text:style-name="P18"><text:s text:c="4"/>124. https://refubium.fu-berlin.de/handle/fub188/25160 </text:p>
      <text:p text:style-name="P18"><text:s text:c="4"/>125. http://link.springer.com/10.1134/S0040577918030121 </text:p>
      <text:p text:style-name="P18"><text:s text:c="4"/>126. https://www.semanticscholar.org/paper/f348cef1025adac984ab9becbe84d2dbf3ea3e72 </text:p>
      <text:p text:style-name="P18"><text:s text:c="4"/>127. https://pubs.aip.org/cha/article/23/2/025104/135794/Causal-structure-of-oscillations-in-gene </text:p>
      <text:p text:style-name="P18"><text:s text:c="4"/>128. https://pmc.ncbi.nlm.nih.gov/articles/PMC11106922/ </text:p>
      <text:p text:style-name="P18"><text:s text:c="4"/>129. https://pmc.ncbi.nlm.nih.gov/articles/PMC5825071/ </text:p>
      <text:p text:style-name="P18"><text:s text:c="4"/>130. https://pmc.ncbi.nlm.nih.gov/articles/PMC3689811/ </text:p>
      <text:p text:style-name="P18"><text:s text:c="4"/>131. https://pmc.ncbi.nlm.nih.gov/articles/PMC4908358/ </text:p>
      <text:p text:style-name="P18"><text:s text:c="4"/>132. https://pmc.ncbi.nlm.nih.gov/articles/PMC6789114/ </text:p>
      <text:p text:style-name="P18"><text:s text:c="4"/>133. http://biorxiv.org/lookup/doi/10.1101/2024.10.21.618706 </text:p>
      <text:p text:style-name="P18"><text:s text:c="4"/>134. https://bmcgenomics.biomedcentral.com/articles/10.1186/s12864-024-10023-9 </text:p>
      <text:p text:style-name="P18"><text:s text:c="4"/>135. https://wiadlek.pl/wp-content/uploads/archive/2024/suplement.pdf </text:p>
      <text:p text:style-name="P18"><text:s text:c="4"/>136. https://pmc.ncbi.nlm.nih.gov/articles/PMC6234007/ </text:p>
      <text:p text:style-name="P18"><text:s text:c="4"/>137. https://pmc.ncbi.nlm.nih.gov/articles/PMC9165525/ </text:p>
      <text:p text:style-name="P18"><text:s text:c="4"/>138. https://pmc.ncbi.nlm.nih.gov/articles/PMC631617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ter" svg:font-family="inter" style:font-family-generic="roman" style:font-pitch="variable"/>
    <style:font-face style:name="inter1" svg:font-family="int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background-color="#ffffff"/>
      <style:text-properties fo:color="#000000" loext:opacity="10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use-window-font-color="true" loext:opacity="0%" style:font-name="inter" fo:font-family="inter" style:font-family-generic="roman" style:font-pitch="variable" fo:font-size="9pt" style:text-underline-style="solid" style:text-underline-width="auto" style:text-underline-color="font-color" style:font-name-asian="inter1" style:font-family-asian="inter" style:font-family-generic-asian="system" style:font-pitch-asian="variable" style:font-size-asian="9pt" style:font-name-complex="inter1" style:font-family-complex="inter" style:font-family-generic-complex="system" style:font-pitch-complex="variable"/>
    </style:style>
    <style:style style:name="ListLabel_20_1" style:display-name="ListLabel 1"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text:list-tab-stop-position="0.6252in" fo:text-indent="-0.25in" fo:margin-left="0.3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9T17:18:53.502115900</meta:creation-date>
    <meta:editing-duration>PT1H14M10S</meta:editing-duration>
    <meta:editing-cycles>3</meta:editing-cycles>
    <meta:generator>LibreOffice/25.2.5.2$Windows_X86_64 LibreOffice_project/03d19516eb2e1dd5d4ccd751a0d6f35f35e08022</meta:generator>
    <dc:title>Default</dc:title>
    <dc:date>2025-08-19T20:47:14.461170400</dc:date>
    <meta:document-statistic meta:table-count="1" meta:image-count="0" meta:object-count="0" meta:page-count="6" meta:paragraph-count="218" meta:word-count="811" meta:character-count="13089" meta:non-whitespace-character-count="12168"/>
    <meta:template xlink:type="simple" xlink:actuate="onRequest" xlink:title="Default" xlink:href="../../../AppData/Roaming/LibreOffice/4/user/template/Default.ott" meta:date="2025-08-19T17:18:52.922815000"/>
  </office:meta>
</office:document-meta>
</file>